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23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5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86521872" text:id="ct18652187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93455262090206513" text:style-name="L1">
        <text:list-item>
          <text:p text:style-name="P24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19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19">/] <office:annotation office:name="__Annotation__1923_484518897"><dc:creator>iwabuchi ken</dc:creator><dc:date>2020-05-04T13:08:16.64</dc:date><text:p text:style-name="P32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3070_799772361"><dc:creator>iwabuchi ken</dc:creator><dc:date>2020-05-05T09:43:34.65</dc:date><text:p text:style-name="P32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19">/] <office:annotation office:name="__Annotation__3098_799772361"><dc:creator>iwabuchi ken</dc:creator><dc:date>2020-05-05T10:13:42.67</dc:date><text:p text:style-name="P32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1666_1309051837"><dc:creator>iwabuchi ken</dc:creator><dc:date>2020-05-06T08:58:14.67</dc:date><text:p text:style-name="P32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6846_106191355"><dc:creator>iwabuchi ken</dc:creator><dc:date>2020-05-07T14:44:51.71</dc:date><text:p text:style-name="P32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19">/] <office:annotation office:name="__Annotation__6879_106191355"><dc:creator>iwabuchi ken</dc:creator><dc:date>2020-05-07T14:58:47.73</dc:date><text:p text:style-name="P32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19">/] 20200509_08474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19">/] 20200510_095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2"><text:span text:style-name="T8">in. all – season / in. love+her</text:span></text:p>
            <text:p text:style-name="P12"><text:span text:style-name="T8"/></text:p>
            <text:p text:style-name="P12"><text:span text:style-name="T8">to err / continually</text:span></text:p>
          </table:table-cell>
        </table:table-row>
        <table:table-row>
          <table:table-cell table:style-name="表29.A2" office:value-type="string">
            <text:p text:style-name="P19">/] 20200513_143853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חֵק נָכְרִיָּ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2</text:p>
            <text:p text:style-name="P15">כב <text:s/>עֲווֹנֹתָיו--יִלְכְּדֻנוֹ <text:soft-page-break/>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אִוַּלְתּוֹ יִשְׁגֶּה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 לְרֵעֶךָ; <text:s text:c="3"/>תָּקַעְתָּ לַזָּר כַּפֶּיךָ.</text:p>
          </table:table-cell>
          <table:table-cell table:style-name="表29.B2" office:value-type="string">
            <text:p text:style-name="P12"/>
          </table:table-cell>
        </table:table-row>
        <table:table-row table:style-name="表29.123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ext:soft-page-break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186521872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ext:soft-page-break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7249661938415733158" text:style-name="L2">
        <text:list-item>
          <text:p text:style-name="P30">time label ==&gt; paste</text:p>
        </text:list-item>
        <text:list-item>
          <text:p text:style-name="P30">“@@@” ==&gt; move to → at the bottom of the doc area</text:p>
        </text:list-item>
        <text:list-item>
          <text:p text:style-name="P30">DUP : template</text:p>
        </text:list-item>
        <text:list-item>
          <text:p text:style-name="P30"><text:soft-page-break/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13T14:38:56.66</dc:date>
    <dc:creator>iwabuchi ken</dc:creator>
    <meta:editing-duration>P5DT19H24M23S</meta:editing-duration>
    <meta:editing-cycles>362</meta:editing-cycles>
    <meta:generator>OpenOffice/4.1.3$Win32 OpenOffice.org_project/413m1$Build-9783</meta:generator>
    <meta:document-statistic meta:table-count="9" meta:image-count="0" meta:object-count="0" meta:page-count="23" meta:paragraph-count="551" meta:word-count="3118" meta:character-count="15101"/>
  </office:meta>
</office:document-meta>
</file>